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DejaVu Sans Mono" fo:font-size="24pt" fo:font-style="normal" style:text-underline-style="solid" style:text-underline-width="auto" style:text-underline-color="font-color" fo:font-weight="bold" officeooo:paragraph-rsid="0016e236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Text_20_body">
      <style:text-properties officeooo:paragraph-rsid="0016e236"/>
    </style:style>
    <style:style style:name="P3" style:family="paragraph" style:parent-style-name="Text_20_body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text-properties style:font-name="DejaVu Sans Mono" fo:font-size="15pt" style:font-size-asian="15pt" style:font-size-complex="15pt"/>
    </style:style>
    <style:style style:name="P5" style:family="paragraph" style:parent-style-name="Text_20_body">
      <style:text-properties style:font-name="DejaVu Sans Mon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Text_20_body">
      <style:text-properties style:font-name="DejaVu Sans Mono" fo:font-size="15pt" fo:font-weight="bold" style:font-size-asian="15pt" style:font-weight-asian="bold" style:font-size-complex="15pt" style:font-weight-complex="bold"/>
    </style:style>
    <style:style style:name="P7" style:family="paragraph" style:parent-style-name="Text_20_body">
      <style:text-properties style:font-name="DejaVu Sans Mono" fo:font-size="15pt" officeooo:paragraph-rsid="0013b778" style:font-size-asian="15pt" style:font-size-complex="15pt"/>
    </style:style>
    <style:style style:name="P8" style:family="paragraph" style:parent-style-name="Text_20_body">
      <style:text-properties style:font-name="DejaVu Sans Mono" fo:font-size="18pt" fo:font-style="normal" fo:font-weight="bold" officeooo:rsid="0013b778" officeooo:paragraph-rsid="0013b778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Text_20_body">
      <style:text-properties style:font-name="DejaVu Sans Mono" fo:font-size="18pt" officeooo:paragraph-rsid="0013b778" style:font-size-asian="18pt" style:font-size-complex="18pt"/>
    </style:style>
    <style:style style:name="T1" style:family="text">
      <style:text-properties fo:font-size="6pt" fo:font-style="italic" officeooo:rsid="0016e236" style:font-size-asian="6pt" style:font-style-asian="italic" style:font-size-complex="6pt" style:font-style-complex="italic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officeooo:rsid="0016e236"/>
    </style:style>
    <style:style style:name="T4" style:family="text">
      <style:text-properties fo:font-style="italic" fo:font-weight="bold" officeooo:rsid="0013b77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6e236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Will Hold Me Fast<text:span text:style-name="T1"><text:note text:id="ftn0" text:note-class="footnote"><text:note-citation>1</text:note-citation><text:note-body><text:p text:style-name="P2"><text:span text:style-name="T2">CCLI Song # 7016161, Ada Ruth Habershon | Matthew Merker © 2013 Getty Music Publishing; Matthew Merker Music For use solely with the SongSelect® </text:span><text:a xlink:type="simple" xlink:href="https://songselect.ccli.com/about/termsofuse" text:style-name="Internet_20_link" text:visited-style-name="Visited_20_Internet_20_Link"><text:span text:style-name="T2">Terms of Use</text:span></text:a><text:span text:style-name="T2">. All rights reserved. </text:span><text:a xlink:type="simple" xlink:href="http://www.ccli.com/" text:style-name="Internet_20_link" text:visited-style-name="Visited_20_Internet_20_Link"><text:span text:style-name="T2">www.ccli.com</text:span></text:a><text:span text:style-name="T2"> CCLI License # 3266058</text:span></text:p></text:note-body></text:note></text:span></text:p>
      <text:p text:style-name="P3">V<text:span text:style-name="T3">ERSE</text:span> 1</text:p>
      <text:p text:style-name="P4">When I fear my faith will fail, <text:s/>Christ will hold me fast</text:p>
      <text:p text:style-name="P4">When the tempter would prevail, He will hold me fast</text:p>
      <text:p text:style-name="P4">I could never keep my hold, Through life's fearful path</text:p>
      <text:p text:style-name="P4">For my love is often cold, He must hold me fast</text:p>
      <text:p text:style-name="P4"/>
      <text:p text:style-name="P5">C<text:span text:style-name="T3">HORUS</text:span></text:p>
      <text:p text:style-name="P4">He will hold me fast, He will hold me fast</text:p>
      <text:p text:style-name="P4">For my Savior loves me so, He will hold me fast</text:p>
      <text:p text:style-name="P6"/>
      <text:p text:style-name="P3">V<text:span text:style-name="T3">ERSE</text:span> 2</text:p>
      <text:p text:style-name="P4">Those He saves are His delight, Christ will hold me fast</text:p>
      <text:p text:style-name="P4">Precious in His holy sight, He will hold me fast</text:p>
      <text:p text:style-name="P4">He'll not let my soul be lost, His Promises shall last</text:p>
      <text:p text:style-name="P7">Bought by Him at such a cost, He will hold me fast</text:p>
      <text:p text:style-name="P8">C<text:span text:style-name="T3">HORUS</text:span></text:p>
      <text:p text:style-name="P6"/>
      <text:p text:style-name="P3">V<text:span text:style-name="T3">ERSE</text:span> 3</text:p>
      <text:p text:style-name="P4">For my life He bled and died, Christ will hold me fast</text:p>
      <text:p text:style-name="P4">Justice has been satisfied, He will hold me fast</text:p>
      <text:p text:style-name="P4">Raised with Him to endless life, He will hold me fast</text:p>
      <text:p text:style-name="P7">Till our faith is turned to sight, When He comes at last</text:p>
      <text:p text:style-name="P9"><text:span text:style-name="T4">C</text:span><text:span text:style-name="T5">HORUS</text:span><text:span text:style-name="T4"> </text:span><text:span text:style-name="T5">x 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3:37:49.043801033</meta:creation-date>
    <dc:date>2025-10-15T22:50:28.164830491</dc:date>
    <meta:editing-duration>PT23M43S</meta:editing-duration>
    <meta:editing-cycles>7</meta:editing-cycles>
    <meta:generator>LibreOffice/24.8.7.2$Linux_X86_64 LibreOffice_project/480$Build-2</meta:generator>
    <meta:print-date>2024-06-18T20:29:47.882729673</meta:print-date>
    <meta:printed-by>PDF files</meta:printed-by>
    <meta:document-statistic meta:table-count="0" meta:image-count="0" meta:object-count="0" meta:page-count="1" meta:paragraph-count="22" meta:word-count="203" meta:character-count="998" meta:non-whitespace-character-count="816"/>
  </office:meta>
</office:document-meta>
</file>